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" style:family="text">
      <style:text-properties fo:color="#000000" loext:opacity="100%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3" style:family="text">
      <style:text-properties fo:color="#000000" loext:opacity="100%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7.279cm" svg:height="0.712cm" svg:x="6.866cm" svg:y="2.561cm">
          <draw:text-box>
            <text:p text:style-name="P2"><text:span text:style-name="T1">S</text:span><text:span text:style-name="T1">I</text:span><text:span text:style-name="T1">N</text:span><text:span text:style-name="T1">G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M</text:span><text:span text:style-name="T1">P</text:span><text:span text:style-name="T1">E</text:span><text:span text:style-name="T1">T</text:span><text:span text:style-name="T1">I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2" draw:text-style-name="P3" draw:layer="layout" svg:width="8.503cm" svg:height="0.712cm" svg:x="6.273cm" svg:y="3.401cm">
          <draw:text-box>
            <text:p text:style-name="P2"><text:span text:style-name="T1">R</text:span><text:span text:style-name="T1">U</text:span><text:span text:style-name="T1">L</text:span><text:span text:style-name="T1">E</text:span><text:span text:style-name="T1">S </text:span><text:span text:style-name="T1">A</text:span><text:span text:style-name="T1">N</text:span><text:span text:style-name="T1">D</text:span><text:span text:style-name="T1"> </text:span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style-name="gr3" draw:text-style-name="P4" draw:layer="layout" svg:width="0.387cm" svg:height="0.433cm" svg:x="3.175cm" svg:y="4.979cm">
          <draw:text-box>
            <text:p text:style-name="P2"><text:span text:style-name="T2">●</text:span></text:p>
          </draw:text-box>
        </draw:frame>
        <draw:frame draw:style-name="gr3" draw:text-style-name="P4" draw:layer="layout" svg:width="10.145cm" svg:height="0.433cm" svg:x="3.81cm" svg:y="4.979cm">
          <draw:text-box>
            <text:p text:style-name="P2"><text:span text:style-name="T2">T</text:span><text:span text:style-name="T2">he</text:span><text:span text:style-name="T2">re </text:span><text:span text:style-name="T2">ar</text:span><text:span text:style-name="T2">e </text:span><text:span text:style-name="T2">tw</text:span><text:span text:style-name="T2">o </text:span><text:span text:style-name="T2">ca</text:span><text:span text:style-name="T2">te</text:span><text:span text:style-name="T2">go</text:span><text:span text:style-name="T2">rie</text:span><text:span text:style-name="T2">s </text:span><text:span text:style-name="T2">of </text:span><text:span text:style-name="T2">pe</text:span><text:span text:style-name="T2">rf</text:span><text:span text:style-name="T2">or</text:span><text:span text:style-name="T2">m</text:span><text:span text:style-name="T2">an</text:span><text:span text:style-name="T2">ce</text:span><text:span text:style-name="T2">s: </text:span><text:span text:style-name="T2">so</text:span><text:span text:style-name="T2">lo </text:span><text:span text:style-name="T2">an</text:span><text:span text:style-name="T2">d </text:span><text:span text:style-name="T2">gr</text:span><text:span text:style-name="T2">ou</text:span><text:span text:style-name="T2">p.</text:span></text:p>
          </draw:text-box>
        </draw:frame>
        <draw:frame draw:style-name="gr3" draw:text-style-name="P4" draw:layer="layout" svg:width="0.387cm" svg:height="0.433cm" svg:x="3.175cm" svg:y="5.492cm">
          <draw:text-box>
            <text:p text:style-name="P2"><text:span text:style-name="T2">●</text:span></text:p>
          </draw:text-box>
        </draw:frame>
        <draw:frame draw:style-name="gr3" draw:text-style-name="P4" draw:layer="layout" svg:width="5.988cm" svg:height="0.433cm" svg:x="3.81cm" svg:y="5.492cm">
          <draw:text-box>
            <text:p text:style-name="P2"><text:span text:style-name="T2">A </text:span><text:span text:style-name="T2">gr</text:span><text:span text:style-name="T2">ou</text:span><text:span text:style-name="T2">p </text:span><text:span text:style-name="T2">ca</text:span><text:span text:style-name="T2">n </text:span><text:span text:style-name="T2">ha</text:span><text:span text:style-name="T2">ve </text:span><text:span text:style-name="T2">2 </text:span><text:span text:style-name="T2">to </text:span><text:span text:style-name="T2">8 </text:span><text:span text:style-name="T2">m</text:span><text:span text:style-name="T2">e</text:span><text:span text:style-name="T2">m</text:span><text:span text:style-name="T2">be</text:span><text:span text:style-name="T2">rs</text:span><text:span text:style-name="T2">.</text:span></text:p>
          </draw:text-box>
        </draw:frame>
        <draw:frame draw:style-name="gr3" draw:text-style-name="P4" draw:layer="layout" svg:width="0.387cm" svg:height="0.433cm" svg:x="3.175cm" svg:y="6.005cm">
          <draw:text-box>
            <text:p text:style-name="P2"><text:span text:style-name="T2">●</text:span></text:p>
          </draw:text-box>
        </draw:frame>
        <draw:frame draw:style-name="gr3" draw:text-style-name="P4" draw:layer="layout" svg:width="13.832cm" svg:height="0.433cm" svg:x="3.81cm" svg:y="6.005cm">
          <draw:text-box>
            <text:p text:style-name="P2"><text:span text:style-name="T2">A</text:span><text:span text:style-name="T2">ny </text:span><text:span text:style-name="T2">pa</text:span><text:span text:style-name="T2">rti</text:span><text:span text:style-name="T2">cu</text:span><text:span text:style-name="T2">lar </text:span><text:span text:style-name="T2">pe</text:span><text:span text:style-name="T2">rs</text:span><text:span text:style-name="T2">on </text:span><text:span text:style-name="T2">ca</text:span><text:span text:style-name="T2">n </text:span><text:span text:style-name="T2">be </text:span><text:span text:style-name="T2">a </text:span><text:span text:style-name="T2">pa</text:span><text:span text:style-name="T2">rt </text:span><text:span text:style-name="T2">of </text:span><text:span text:style-name="T2">at </text:span><text:span text:style-name="T2">m</text:span><text:span text:style-name="T2">os</text:span><text:span text:style-name="T2">t 2 </text:span><text:span text:style-name="T2">pe</text:span><text:span text:style-name="T2">rf</text:span><text:span text:style-name="T2">or</text:span><text:span text:style-name="T2">m</text:span><text:span text:style-name="T2">an</text:span><text:span text:style-name="T2">ce</text:span><text:span text:style-name="T2">s(</text:span><text:span text:style-name="T2">on</text:span><text:span text:style-name="T2">e </text:span><text:span text:style-name="T2">so</text:span><text:span text:style-name="T2">lo </text:span><text:span text:style-name="T2">an</text:span><text:span text:style-name="T2">d </text:span><text:span text:style-name="T2">on</text:span><text:span text:style-name="T2">e</text:span></text:p>
          </draw:text-box>
        </draw:frame>
        <draw:frame draw:style-name="gr3" draw:text-style-name="P4" draw:layer="layout" svg:width="14.59cm" svg:height="0.433cm" svg:x="3.81cm" svg:y="6.518cm">
          <draw:text-box>
            <text:p text:style-name="P2"><text:span text:style-name="T2">gr</text:span><text:span text:style-name="T2">ou</text:span><text:span text:style-name="T2">p)</text:span><text:span text:style-name="T2">. </text:span><text:span text:style-name="T2">N</text:span><text:span text:style-name="T2">on</text:span><text:span text:style-name="T2">-</text:span><text:span text:style-name="T2">ad</text:span><text:span text:style-name="T2">he</text:span><text:span text:style-name="T2">re</text:span><text:span text:style-name="T2">nc</text:span><text:span text:style-name="T2">e </text:span><text:span text:style-name="T2">to </text:span><text:span text:style-name="T2">thi</text:span><text:span text:style-name="T2">s </text:span><text:span text:style-name="T2">rul</text:span><text:span text:style-name="T2">e </text:span><text:span text:style-name="T2">wi</text:span><text:span text:style-name="T2">ll </text:span><text:span text:style-name="T2">le</text:span><text:span text:style-name="T2">ad </text:span><text:span text:style-name="T2">to </text:span><text:span text:style-name="T2">di</text:span><text:span text:style-name="T2">sq</text:span><text:span text:style-name="T2">ua</text:span><text:span text:style-name="T2">lifi</text:span><text:span text:style-name="T2">ca</text:span><text:span text:style-name="T2">tio</text:span><text:span text:style-name="T2">n </text:span><text:span text:style-name="T2">of </text:span><text:span text:style-name="T2">all </text:span><text:span text:style-name="T2">th</text:span><text:span text:style-name="T2">e </text:span><text:span text:style-name="T2">pe</text:span><text:span text:style-name="T2">rf</text:span><text:span text:style-name="T2">or</text:span><text:span text:style-name="T2">m</text:span><text:span text:style-name="T2">an</text:span><text:span text:style-name="T2">ce</text:span><text:span text:style-name="T2">s</text:span></text:p>
          </draw:text-box>
        </draw:frame>
        <draw:frame draw:style-name="gr3" draw:text-style-name="P4" draw:layer="layout" svg:width="5.209cm" svg:height="0.433cm" svg:x="3.81cm" svg:y="7.031cm">
          <draw:text-box>
            <text:p text:style-name="P2"><text:span text:style-name="T2">th</text:span><text:span text:style-name="T2">e </text:span><text:span text:style-name="T2">pe</text:span><text:span text:style-name="T2">rs</text:span><text:span text:style-name="T2">on </text:span><text:span text:style-name="T2">ha</text:span><text:span text:style-name="T2">s </text:span><text:span text:style-name="T2">be</text:span><text:span text:style-name="T2">en </text:span><text:span text:style-name="T2">a </text:span><text:span text:style-name="T2">pa</text:span><text:span text:style-name="T2">rt </text:span><text:span text:style-name="T2">of.</text:span></text:p>
          </draw:text-box>
        </draw:frame>
        <draw:frame draw:style-name="gr3" draw:text-style-name="P4" draw:layer="layout" svg:width="0.387cm" svg:height="0.433cm" svg:x="3.175cm" svg:y="7.544cm">
          <draw:text-box>
            <text:p text:style-name="P2"><text:span text:style-name="T2">●</text:span></text:p>
          </draw:text-box>
        </draw:frame>
        <draw:frame draw:style-name="gr3" draw:text-style-name="P4" draw:layer="layout" svg:width="13.409cm" svg:height="0.433cm" svg:x="3.81cm" svg:y="7.544cm">
          <draw:text-box>
            <text:p text:style-name="P2"><text:span text:style-name="T2">R</text:span><text:span text:style-name="T2">ep</text:span><text:span text:style-name="T2">la</text:span><text:span text:style-name="T2">ce</text:span><text:span text:style-name="T2">m</text:span><text:span text:style-name="T2">en</text:span><text:span text:style-name="T2">t </text:span><text:span text:style-name="T2">of </text:span><text:span text:style-name="T2">pa</text:span><text:span text:style-name="T2">rti</text:span><text:span text:style-name="T2">ci</text:span><text:span text:style-name="T2">pa</text:span><text:span text:style-name="T2">nt</text:span><text:span text:style-name="T2">(s</text:span><text:span text:style-name="T2">) </text:span><text:span text:style-name="T2">is </text:span><text:span text:style-name="T2">st</text:span><text:span text:style-name="T2">ric</text:span><text:span text:style-name="T2">tly </text:span><text:span text:style-name="T2">no</text:span><text:span text:style-name="T2">t </text:span><text:span text:style-name="T2">all</text:span><text:span text:style-name="T2">o</text:span><text:span text:style-name="T2">w</text:span><text:span text:style-name="T2">ed </text:span><text:span text:style-name="T2">aft</text:span><text:span text:style-name="T2">er </text:span><text:span text:style-name="T2">re</text:span><text:span text:style-name="T2">gi</text:span><text:span text:style-name="T2">st</text:span><text:span text:style-name="T2">ra</text:span><text:span text:style-name="T2">tio</text:span><text:span text:style-name="T2">n </text:span><text:span text:style-name="T2">ha</text:span><text:span text:style-name="T2">s </text:span><text:span text:style-name="T2">be</text:span><text:span text:style-name="T2">en</text:span></text:p>
          </draw:text-box>
        </draw:frame>
        <draw:frame draw:style-name="gr3" draw:text-style-name="P4" draw:layer="layout" svg:width="1.907cm" svg:height="0.433cm" svg:x="3.81cm" svg:y="8.058cm">
          <draw:text-box>
            <text:p text:style-name="P2"><text:span text:style-name="T2">co</text:span><text:span text:style-name="T2">m</text:span><text:span text:style-name="T2">pl</text:span><text:span text:style-name="T2">et</text:span><text:span text:style-name="T2">ed</text:span><text:span text:style-name="T2">.</text:span></text:p>
          </draw:text-box>
        </draw:frame>
        <draw:frame draw:style-name="gr3" draw:text-style-name="P4" draw:layer="layout" svg:width="0.387cm" svg:height="0.433cm" svg:x="3.175cm" svg:y="8.571cm">
          <draw:text-box>
            <text:p text:style-name="P2"><text:span text:style-name="T2">●</text:span></text:p>
          </draw:text-box>
        </draw:frame>
        <draw:frame draw:style-name="gr3" draw:text-style-name="P4" draw:layer="layout" svg:width="13.837cm" svg:height="0.433cm" svg:x="3.81cm" svg:y="8.571cm">
          <draw:text-box>
            <text:p text:style-name="P2"><text:span text:style-name="T2">D</text:span><text:span text:style-name="T2">ur</text:span><text:span text:style-name="T2">ati</text:span><text:span text:style-name="T2">on </text:span><text:span text:style-name="T2">of </text:span><text:span text:style-name="T2">a </text:span><text:span text:style-name="T2">pe</text:span><text:span text:style-name="T2">rf</text:span><text:span text:style-name="T2">or</text:span><text:span text:style-name="T2">m</text:span><text:span text:style-name="T2">an</text:span><text:span text:style-name="T2">ce </text:span><text:span text:style-name="T2">ca</text:span><text:span text:style-name="T2">n </text:span><text:span text:style-name="T2">be </text:span><text:span text:style-name="T2">be</text:span><text:span text:style-name="T2">tw</text:span><text:span text:style-name="T2">ee</text:span><text:span text:style-name="T2">n </text:span><text:span text:style-name="T2">4 </text:span><text:span text:style-name="T2">an</text:span><text:span text:style-name="T2">d </text:span><text:span text:style-name="T2">6 </text:span><text:span text:style-name="T2">mi</text:span><text:span text:style-name="T2">nu</text:span><text:span text:style-name="T2">te</text:span><text:span text:style-name="T2">s. </text:span><text:span text:style-name="T2">T</text:span><text:span text:style-name="T2">hi</text:span><text:span text:style-name="T2">s </text:span><text:span text:style-name="T2">st</text:span><text:span text:style-name="T2">ar</text:span><text:span text:style-name="T2">ts </text:span><text:span text:style-name="T2">fr</text:span><text:span text:style-name="T2">o</text:span><text:span text:style-name="T2">m </text:span><text:span text:style-name="T2">th</text:span><text:span text:style-name="T2">e</text:span></text:p>
          </draw:text-box>
        </draw:frame>
        <draw:frame draw:style-name="gr3" draw:text-style-name="P4" draw:layer="layout" svg:width="14.107cm" svg:height="0.433cm" svg:x="3.81cm" svg:y="9.084cm">
          <draw:text-box>
            <text:p text:style-name="P2"><text:span text:style-name="T2">m</text:span><text:span text:style-name="T2">o</text:span><text:span text:style-name="T2">m</text:span><text:span text:style-name="T2">en</text:span><text:span text:style-name="T2">t </text:span><text:span text:style-name="T2">th</text:span><text:span text:style-name="T2">e </text:span><text:span text:style-name="T2">m</text:span><text:span text:style-name="T2">us</text:span><text:span text:style-name="T2">ic </text:span><text:span text:style-name="T2">st</text:span><text:span text:style-name="T2">ar</text:span><text:span text:style-name="T2">ts. </text:span><text:span text:style-name="T2">P</text:span><text:span text:style-name="T2">ar</text:span><text:span text:style-name="T2">tic</text:span><text:span text:style-name="T2">ip</text:span><text:span text:style-name="T2">an</text:span><text:span text:style-name="T2">ts </text:span><text:span text:style-name="T2">ex</text:span><text:span text:style-name="T2">ce</text:span><text:span text:style-name="T2">ed</text:span><text:span text:style-name="T2">in</text:span><text:span text:style-name="T2">g </text:span><text:span text:style-name="T2">th</text:span><text:span text:style-name="T2">e </text:span><text:span text:style-name="T2">ti</text:span><text:span text:style-name="T2">m</text:span><text:span text:style-name="T2">e </text:span><text:span text:style-name="T2">li</text:span><text:span text:style-name="T2">mi</text:span><text:span text:style-name="T2">t </text:span><text:span text:style-name="T2">of </text:span><text:span text:style-name="T2">6 </text:span><text:span text:style-name="T2">mi</text:span><text:span text:style-name="T2">nu</text:span><text:span text:style-name="T2">te</text:span><text:span text:style-name="T2">s </text:span><text:span text:style-name="T2">wi</text:span><text:span text:style-name="T2">ll </text:span><text:span text:style-name="T2">be</text:span></text:p>
          </draw:text-box>
        </draw:frame>
        <draw:frame draw:style-name="gr3" draw:text-style-name="P4" draw:layer="layout" svg:width="1.772cm" svg:height="0.433cm" svg:x="3.81cm" svg:y="9.597cm">
          <draw:text-box>
            <text:p text:style-name="P2"><text:span text:style-name="T2">pe</text:span><text:span text:style-name="T2">na</text:span><text:span text:style-name="T2">lis</text:span><text:span text:style-name="T2">ed</text:span><text:span text:style-name="T2">.</text:span></text:p>
          </draw:text-box>
        </draw:frame>
        <draw:frame draw:style-name="gr3" draw:text-style-name="P4" draw:layer="layout" svg:width="0.387cm" svg:height="0.433cm" svg:x="3.175cm" svg:y="10.11cm">
          <draw:text-box>
            <text:p text:style-name="P2"><text:span text:style-name="T2">●</text:span></text:p>
          </draw:text-box>
        </draw:frame>
        <draw:frame draw:style-name="gr3" draw:text-style-name="P4" draw:layer="layout" svg:width="13.151cm" svg:height="0.433cm" svg:x="3.81cm" svg:y="10.11cm">
          <draw:text-box>
            <text:p text:style-name="P2"><text:span text:style-name="T2">E</text:span><text:span text:style-name="T2">qu</text:span><text:span text:style-name="T2">ip</text:span><text:span text:style-name="T2">m</text:span><text:span text:style-name="T2">en</text:span><text:span text:style-name="T2">t </text:span><text:span text:style-name="T2">re</text:span><text:span text:style-name="T2">qu</text:span><text:span text:style-name="T2">ire</text:span><text:span text:style-name="T2">m</text:span><text:span text:style-name="T2">en</text:span><text:span text:style-name="T2">ts </text:span><text:span text:style-name="T2">of </text:span><text:span text:style-name="T2">an</text:span><text:span text:style-name="T2">y </text:span><text:span text:style-name="T2">pe</text:span><text:span text:style-name="T2">rs</text:span><text:span text:style-name="T2">on </text:span><text:span text:style-name="T2">or </text:span><text:span text:style-name="T2">gr</text:span><text:span text:style-name="T2">ou</text:span><text:span text:style-name="T2">p </text:span><text:span text:style-name="T2">sh</text:span><text:span text:style-name="T2">ou</text:span><text:span text:style-name="T2">ld </text:span><text:span text:style-name="T2">be </text:span><text:span text:style-name="T2">co</text:span><text:span text:style-name="T2">m</text:span><text:span text:style-name="T2">m</text:span><text:span text:style-name="T2">un</text:span><text:span text:style-name="T2">ic</text:span><text:span text:style-name="T2">at</text:span><text:span text:style-name="T2">ed </text:span><text:span text:style-name="T2">to</text:span></text:p>
          </draw:text-box>
        </draw:frame>
        <draw:frame draw:style-name="gr3" draw:text-style-name="P4" draw:layer="layout" svg:width="14.179cm" svg:height="0.433cm" svg:x="3.81cm" svg:y="10.623cm">
          <draw:text-box>
            <text:p text:style-name="P2"><text:span text:style-name="T2">co</text:span><text:span text:style-name="T2">or</text:span><text:span text:style-name="T2">di</text:span><text:span text:style-name="T2">na</text:span><text:span text:style-name="T2">to</text:span><text:span text:style-name="T2">rs </text:span><text:span text:style-name="T2">at </text:span><text:span text:style-name="T2">le</text:span><text:span text:style-name="T2">as</text:span><text:span text:style-name="T2">t a </text:span><text:span text:style-name="T2">w</text:span><text:span text:style-name="T2">ee</text:span><text:span text:style-name="T2">k </text:span><text:span text:style-name="T2">pri</text:span><text:span text:style-name="T2">or </text:span><text:span text:style-name="T2">to </text:span><text:span text:style-name="T2">th</text:span><text:span text:style-name="T2">e </text:span><text:span text:style-name="T2">da</text:span><text:span text:style-name="T2">te </text:span><text:span text:style-name="T2">of </text:span><text:span text:style-name="T2">ev</text:span><text:span text:style-name="T2">en</text:span><text:span text:style-name="T2">t. </text:span><text:span text:style-name="T2">N</text:span><text:span text:style-name="T2">ot </text:span><text:span text:style-name="T2">all </text:span><text:span text:style-name="T2">re</text:span><text:span text:style-name="T2">qu</text:span><text:span text:style-name="T2">ire</text:span><text:span text:style-name="T2">m</text:span><text:span text:style-name="T2">en</text:span><text:span text:style-name="T2">ts </text:span><text:span text:style-name="T2">ca</text:span><text:span text:style-name="T2">n </text:span><text:span text:style-name="T2">be</text:span></text:p>
          </draw:text-box>
        </draw:frame>
        <draw:frame draw:style-name="gr3" draw:text-style-name="P4" draw:layer="layout" svg:width="2.682cm" svg:height="0.433cm" svg:x="3.81cm" svg:y="11.137cm">
          <draw:text-box>
            <text:p text:style-name="P2"><text:span text:style-name="T2">ful</text:span><text:span text:style-name="T2">fill</text:span><text:span text:style-name="T2">ed </text:span><text:span text:style-name="T2">en</text:span><text:span text:style-name="T2">tir</text:span><text:span text:style-name="T2">el</text:span><text:span text:style-name="T2">y.</text:span></text:p>
          </draw:text-box>
        </draw:frame>
        <draw:frame draw:style-name="gr3" draw:text-style-name="P4" draw:layer="layout" svg:width="0.387cm" svg:height="0.433cm" svg:x="3.175cm" svg:y="11.65cm">
          <draw:text-box>
            <text:p text:style-name="P2"><text:span text:style-name="T2">●</text:span></text:p>
          </draw:text-box>
        </draw:frame>
        <draw:frame draw:style-name="gr3" draw:text-style-name="P4" draw:layer="layout" svg:width="13.147cm" svg:height="0.433cm" svg:x="3.81cm" svg:y="11.65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un</text:span><text:span text:style-name="T2">ic</text:span><text:span text:style-name="T2">at</text:span><text:span text:style-name="T2">e </text:span><text:span text:style-name="T2">th</text:span><text:span text:style-name="T2">e </text:span><text:span text:style-name="T2">ne</text:span><text:span text:style-name="T2">ed </text:span><text:span text:style-name="T2">fo</text:span><text:span text:style-name="T2">r </text:span><text:span text:style-name="T2">re</text:span><text:span text:style-name="T2">he</text:span><text:span text:style-name="T2">ar</text:span><text:span text:style-name="T2">sa</text:span><text:span text:style-name="T2">ls </text:span><text:span text:style-name="T2">or </text:span><text:span text:style-name="T2">so</text:span><text:span text:style-name="T2">un</text:span><text:span text:style-name="T2">d </text:span><text:span text:style-name="T2">ch</text:span><text:span text:style-name="T2">ec</text:span><text:span text:style-name="T2">k </text:span><text:span text:style-name="T2">to </text:span><text:span text:style-name="T2">co</text:span><text:span text:style-name="T2">or</text:span><text:span text:style-name="T2">di</text:span><text:span text:style-name="T2">na</text:span><text:span text:style-name="T2">to</text:span><text:span text:style-name="T2">rs </text:span><text:span text:style-name="T2">w</text:span><text:span text:style-name="T2">ell </text:span><text:span text:style-name="T2">in</text:span></text:p>
          </draw:text-box>
        </draw:frame>
        <draw:frame draw:style-name="gr3" draw:text-style-name="P4" draw:layer="layout" svg:width="13.21cm" svg:height="0.433cm" svg:x="3.81cm" svg:y="12.163cm">
          <draw:text-box>
            <text:p text:style-name="P2"><text:span text:style-name="T2">ad</text:span><text:span text:style-name="T2">va</text:span><text:span text:style-name="T2">nc</text:span><text:span text:style-name="T2">e, </text:span><text:span text:style-name="T2">a </text:span><text:span text:style-name="T2">co</text:span><text:span text:style-name="T2">m</text:span><text:span text:style-name="T2">m</text:span><text:span text:style-name="T2">on </text:span><text:span text:style-name="T2">re</text:span><text:span text:style-name="T2">he</text:span><text:span text:style-name="T2">ar</text:span><text:span text:style-name="T2">sa</text:span><text:span text:style-name="T2">l </text:span><text:span text:style-name="T2">ti</text:span><text:span text:style-name="T2">m</text:span><text:span text:style-name="T2">e </text:span><text:span text:style-name="T2">sl</text:span><text:span text:style-name="T2">ot </text:span><text:span text:style-name="T2">wi</text:span><text:span text:style-name="T2">ll </text:span><text:span text:style-name="T2">be </text:span><text:span text:style-name="T2">an</text:span><text:span text:style-name="T2">no</text:span><text:span text:style-name="T2">un</text:span><text:span text:style-name="T2">ce</text:span><text:span text:style-name="T2">d </text:span><text:span text:style-name="T2">if </text:span><text:span text:style-name="T2">th</text:span><text:span text:style-name="T2">e </text:span><text:span text:style-name="T2">ne</text:span><text:span text:style-name="T2">ed </text:span><text:span text:style-name="T2">ari</text:span><text:span text:style-name="T2">se</text:span><text:span text:style-name="T2">s.</text:span></text:p>
          </draw:text-box>
        </draw:frame>
        <draw:frame draw:style-name="gr3" draw:text-style-name="P4" draw:layer="layout" svg:width="0.387cm" svg:height="0.433cm" svg:x="3.175cm" svg:y="12.676cm">
          <draw:text-box>
            <text:p text:style-name="P2"><text:span text:style-name="T2">●</text:span></text:p>
          </draw:text-box>
        </draw:frame>
        <draw:frame draw:style-name="gr3" draw:text-style-name="P4" draw:layer="layout" svg:width="8.257cm" svg:height="0.433cm" svg:x="3.81cm" svg:y="12.676cm">
          <draw:text-box>
            <text:p text:style-name="P2"><text:span text:style-name="T2">D</text:span><text:span text:style-name="T2">ec</text:span><text:span text:style-name="T2">isi</text:span><text:span text:style-name="T2">on</text:span><text:span text:style-name="T2">s </text:span><text:span text:style-name="T2">of </text:span><text:span text:style-name="T2">th</text:span><text:span text:style-name="T2">e </text:span><text:span text:style-name="T2">ju</text:span><text:span text:style-name="T2">dg</text:span><text:span text:style-name="T2">es </text:span><text:span text:style-name="T2">wi</text:span><text:span text:style-name="T2">ll </text:span><text:span text:style-name="T2">be </text:span><text:span text:style-name="T2">fin</text:span><text:span text:style-name="T2">al </text:span><text:span text:style-name="T2">an</text:span><text:span text:style-name="T2">d </text:span><text:span text:style-name="T2">bi</text:span><text:span text:style-name="T2">nd</text:span><text:span text:style-name="T2">in</text:span><text:span text:style-name="T2">g.</text:span></text:p>
          </draw:text-box>
        </draw:frame>
        <draw:frame draw:style-name="gr3" draw:text-style-name="P4" draw:layer="layout" svg:width="0.387cm" svg:height="0.433cm" svg:x="3.175cm" svg:y="13.189cm">
          <draw:text-box>
            <text:p text:style-name="P2"><text:span text:style-name="T2">●</text:span></text:p>
          </draw:text-box>
        </draw:frame>
        <draw:frame draw:style-name="gr3" draw:text-style-name="P4" draw:layer="layout" svg:width="13.159cm" svg:height="0.433cm" svg:x="3.81cm" svg:y="13.189cm">
          <draw:text-box>
            <text:p text:style-name="P2"><text:span text:style-name="T2">B</text:span><text:span text:style-name="T2">ac</text:span><text:span text:style-name="T2">kg</text:span><text:span text:style-name="T2">ro</text:span><text:span text:style-name="T2">un</text:span><text:span text:style-name="T2">d </text:span><text:span text:style-name="T2">tr</text:span><text:span text:style-name="T2">ac</text:span><text:span text:style-name="T2">ks</text:span><text:span text:style-name="T2">(if </text:span><text:span text:style-name="T2">an</text:span><text:span text:style-name="T2">y) </text:span><text:span text:style-name="T2">of </text:span><text:span text:style-name="T2">so</text:span><text:span text:style-name="T2">ng</text:span><text:span text:style-name="T2">s </text:span><text:span text:style-name="T2">sh</text:span><text:span text:style-name="T2">ou</text:span><text:span text:style-name="T2">ld </text:span><text:span text:style-name="T2">be </text:span><text:span text:style-name="T2">se</text:span><text:span text:style-name="T2">nt </text:span><text:span text:style-name="T2">to </text:span><text:span text:style-name="T2">a </text:span><text:span text:style-name="T2">co</text:span><text:span text:style-name="T2">or</text:span><text:span text:style-name="T2">di</text:span><text:span text:style-name="T2">na</text:span><text:span text:style-name="T2">to</text:span><text:span text:style-name="T2">r </text:span><text:span text:style-name="T2">at </text:span><text:span text:style-name="T2">le</text:span><text:span text:style-name="T2">as</text:span><text:span text:style-name="T2">t 2</text:span></text:p>
          </draw:text-box>
        </draw:frame>
        <draw:frame draw:style-name="gr3" draw:text-style-name="P4" draw:layer="layout" svg:width="0.387cm" svg:height="0.433cm" svg:x="3.175cm" svg:y="13.702cm">
          <draw:text-box>
            <text:p text:style-name="P2"><text:span text:style-name="T2">●</text:span></text:p>
          </draw:text-box>
        </draw:frame>
        <draw:frame draw:style-name="gr3" draw:text-style-name="P4" draw:layer="layout" svg:width="5.687cm" svg:height="0.433cm" svg:x="3.81cm" svg:y="13.702cm">
          <draw:text-box>
            <text:p text:style-name="P2"><text:span text:style-name="T2">da</text:span><text:span text:style-name="T2">ys </text:span><text:span text:style-name="T2">be</text:span><text:span text:style-name="T2">fo</text:span><text:span text:style-name="T2">re </text:span><text:span text:style-name="T2">th</text:span><text:span text:style-name="T2">e </text:span><text:span text:style-name="T2">da</text:span><text:span text:style-name="T2">y </text:span><text:span text:style-name="T2">of </text:span><text:span text:style-name="T2">th</text:span><text:span text:style-name="T2">e </text:span><text:span text:style-name="T2">ev</text:span><text:span text:style-name="T2">en</text:span><text:span text:style-name="T2">t.</text:span></text:p>
          </draw:text-box>
        </draw:frame>
        <draw:frame draw:style-name="gr3" draw:text-style-name="P4" draw:layer="layout" svg:width="0.387cm" svg:height="0.433cm" svg:x="3.175cm" svg:y="14.216cm">
          <draw:text-box>
            <text:p text:style-name="P2"><text:span text:style-name="T2">●</text:span></text:p>
          </draw:text-box>
        </draw:frame>
        <draw:frame draw:style-name="gr3" draw:text-style-name="P4" draw:layer="layout" svg:width="14.234cm" svg:height="0.433cm" svg:x="3.81cm" svg:y="14.216cm">
          <draw:text-box>
            <text:p text:style-name="P2"><text:span text:style-name="T2">A</text:span><text:span text:style-name="T2">dh</text:span><text:span text:style-name="T2">er</text:span><text:span text:style-name="T2">e </text:span><text:span text:style-name="T2">to </text:span><text:span text:style-name="T2">et</text:span><text:span text:style-name="T2">hi</text:span><text:span text:style-name="T2">cs </text:span><text:span text:style-name="T2">an</text:span><text:span text:style-name="T2">d </text:span><text:span text:style-name="T2">he</text:span><text:span text:style-name="T2">alt</text:span><text:span text:style-name="T2">hy</text:span><text:span text:style-name="T2">, </text:span><text:span text:style-name="T2">m</text:span><text:span text:style-name="T2">at</text:span><text:span text:style-name="T2">ur</text:span><text:span text:style-name="T2">e </text:span><text:span text:style-name="T2">co</text:span><text:span text:style-name="T2">m</text:span><text:span text:style-name="T2">pe</text:span><text:span text:style-name="T2">titi</text:span><text:span text:style-name="T2">on </text:span><text:span text:style-name="T2">du</text:span><text:span text:style-name="T2">rin</text:span><text:span text:style-name="T2">g </text:span><text:span text:style-name="T2">th</text:span><text:span text:style-name="T2">e </text:span><text:span text:style-name="T2">ev</text:span><text:span text:style-name="T2">en</text:span><text:span text:style-name="T2">ts. </text:span><text:span text:style-name="T2">Pr</text:span><text:span text:style-name="T2">ac</text:span><text:span text:style-name="T2">tis</text:span><text:span text:style-name="T2">in</text:span><text:span text:style-name="T2">g </text:span><text:span text:style-name="T2">an</text:span><text:span text:style-name="T2">y</text:span></text:p>
          </draw:text-box>
        </draw:frame>
        <draw:frame draw:style-name="gr3" draw:text-style-name="P4" draw:layer="layout" svg:width="13.07cm" svg:height="0.433cm" svg:x="3.81cm" svg:y="14.729cm">
          <draw:text-box>
            <text:p text:style-name="P2"><text:span text:style-name="T2">fo</text:span><text:span text:style-name="T2">r</text:span><text:span text:style-name="T2">m </text:span><text:span text:style-name="T2">of </text:span><text:span text:style-name="T2">un</text:span><text:span text:style-name="T2">fai</text:span><text:span text:style-name="T2">r </text:span><text:span text:style-name="T2">m</text:span><text:span text:style-name="T2">ea</text:span><text:span text:style-name="T2">ns</text:span><text:span text:style-name="T2">, </text:span><text:span text:style-name="T2">in</text:span><text:span text:style-name="T2">de</text:span><text:span text:style-name="T2">ce</text:span><text:span text:style-name="T2">nc</text:span><text:span text:style-name="T2">y </text:span><text:span text:style-name="T2">or </text:span><text:span text:style-name="T2">co</text:span><text:span text:style-name="T2">nt</text:span><text:span text:style-name="T2">ro</text:span><text:span text:style-name="T2">ve</text:span><text:span text:style-name="T2">rs</text:span><text:span text:style-name="T2">y </text:span><text:span text:style-name="T2">mi</text:span><text:span text:style-name="T2">gh</text:span><text:span text:style-name="T2">t </text:span><text:span text:style-name="T2">le</text:span><text:span text:style-name="T2">ad </text:span><text:span text:style-name="T2">to </text:span><text:span text:style-name="T2">ca</text:span><text:span text:style-name="T2">nc</text:span><text:span text:style-name="T2">ell</text:span><text:span text:style-name="T2">ati</text:span><text:span text:style-name="T2">on </text:span><text:span text:style-name="T2">of</text:span></text:p>
          </draw:text-box>
        </draw:frame>
        <draw:frame draw:style-name="gr3" draw:text-style-name="P4" draw:layer="layout" svg:width="5.45cm" svg:height="0.433cm" svg:x="3.81cm" svg:y="15.242cm">
          <draw:text-box>
            <text:p text:style-name="P2"><text:span text:style-name="T2">re</text:span><text:span text:style-name="T2">gi</text:span><text:span text:style-name="T2">st</text:span><text:span text:style-name="T2">ra</text:span><text:span text:style-name="T2">tio</text:span><text:span text:style-name="T2">n </text:span><text:span text:style-name="T2">an</text:span><text:span text:style-name="T2">d </text:span><text:span text:style-name="T2">di</text:span><text:span text:style-name="T2">sq</text:span><text:span text:style-name="T2">ua</text:span><text:span text:style-name="T2">lifi</text:span><text:span text:style-name="T2">ca</text:span><text:span text:style-name="T2">tio</text:span><text:span text:style-name="T2">n.</text:span></text:p>
          </draw:text-box>
        </draw:frame>
        <draw:frame draw:style-name="gr3" draw:text-style-name="P4" draw:layer="layout" svg:width="0.387cm" svg:height="0.433cm" svg:x="3.175cm" svg:y="15.755cm">
          <draw:text-box>
            <text:p text:style-name="P2"><text:span text:style-name="T2">●</text:span></text:p>
          </draw:text-box>
        </draw:frame>
        <draw:frame draw:style-name="gr3" draw:text-style-name="P4" draw:layer="layout" svg:width="14.607cm" svg:height="0.433cm" svg:x="3.81cm" svg:y="15.755cm">
          <draw:text-box>
            <text:p text:style-name="P2"><text:span text:style-name="T2">Pl</text:span><text:span text:style-name="T2">ea</text:span><text:span text:style-name="T2">se </text:span><text:span text:style-name="T2">no</text:span><text:span text:style-name="T2">te </text:span><text:span text:style-name="T2">th</text:span><text:span text:style-name="T2">at </text:span><text:span text:style-name="T2">all </text:span><text:span text:style-name="T2">pe</text:span><text:span text:style-name="T2">rf</text:span><text:span text:style-name="T2">or</text:span><text:span text:style-name="T2">m</text:span><text:span text:style-name="T2">er</text:span><text:span text:style-name="T2">s </text:span><text:span text:style-name="T2">ha</text:span><text:span text:style-name="T2">ve </text:span><text:span text:style-name="T2">to </text:span><text:span text:style-name="T2">un</text:span><text:span text:style-name="T2">de</text:span><text:span text:style-name="T2">rg</text:span><text:span text:style-name="T2">o </text:span><text:span text:style-name="T2">a </text:span><text:span text:style-name="T2">m</text:span><text:span text:style-name="T2">an</text:span><text:span text:style-name="T2">da</text:span><text:span text:style-name="T2">to</text:span><text:span text:style-name="T2">ry </text:span><text:span text:style-name="T2">sc</text:span><text:span text:style-name="T2">re</text:span><text:span text:style-name="T2">en</text:span><text:span text:style-name="T2">in</text:span><text:span text:style-name="T2">g </text:span><text:span text:style-name="T2">pr</text:span><text:span text:style-name="T2">oc</text:span><text:span text:style-name="T2">ed</text:span><text:span text:style-name="T2">ur</text:span><text:span text:style-name="T2">e </text:span><text:span text:style-name="T2">to</text:span></text:p>
          </draw:text-box>
        </draw:frame>
        <draw:frame draw:style-name="gr3" draw:text-style-name="P4" draw:layer="layout" svg:width="14.62cm" svg:height="0.433cm" svg:x="3.81cm" svg:y="16.268cm">
          <draw:text-box>
            <text:p text:style-name="P2"><text:span text:style-name="T2">ge</text:span><text:span text:style-name="T2">t </text:span><text:span text:style-name="T2">se</text:span><text:span text:style-name="T2">le</text:span><text:span text:style-name="T2">ct</text:span><text:span text:style-name="T2">ed </text:span><text:span text:style-name="T2">fo</text:span><text:span text:style-name="T2">r </text:span><text:span text:style-name="T2">th</text:span><text:span text:style-name="T2">e </text:span><text:span text:style-name="T2">co</text:span><text:span text:style-name="T2">m</text:span><text:span text:style-name="T2">pe</text:span><text:span text:style-name="T2">titi</text:span><text:span text:style-name="T2">on</text:span><text:span text:style-name="T2">. </text:span><text:span text:style-name="T2">T</text:span><text:span text:style-name="T2">he </text:span><text:span text:style-name="T2">da</text:span><text:span text:style-name="T2">y </text:span><text:span text:style-name="T2">of </text:span><text:span text:style-name="T2">sc</text:span><text:span text:style-name="T2">re</text:span><text:span text:style-name="T2">en</text:span><text:span text:style-name="T2">in</text:span><text:span text:style-name="T2">g </text:span><text:span text:style-name="T2">wi</text:span><text:span text:style-name="T2">ll </text:span><text:span text:style-name="T2">be </text:span><text:span text:style-name="T2">an</text:span><text:span text:style-name="T2">no</text:span><text:span text:style-name="T2">un</text:span><text:span text:style-name="T2">ce</text:span><text:span text:style-name="T2">d </text:span><text:span text:style-name="T2">in </text:span><text:span text:style-name="T2">du</text:span><text:span text:style-name="T2">e </text:span><text:span text:style-name="T2">ti</text:span><text:span text:style-name="T2">m</text:span><text:span text:style-name="T2">e.</text:span></text:p>
          </draw:text-box>
        </draw:frame>
        <draw:frame draw:style-name="gr3" draw:text-style-name="P4" draw:layer="layout" svg:width="0.387cm" svg:height="0.433cm" svg:x="3.175cm" svg:y="16.781cm">
          <draw:text-box>
            <text:p text:style-name="P2"><text:span text:style-name="T3">●</text:span></text:p>
          </draw:text-box>
        </draw:frame>
        <draw:frame draw:style-name="gr3" draw:text-style-name="P4" draw:layer="layout" svg:width="2.817cm" svg:height="0.433cm" svg:x="3.81cm" svg:y="16.781cm">
          <draw:text-box>
            <text:p text:style-name="P2"><text:span text:style-name="T3">P</text:span><text:span text:style-name="T3">oi</text:span><text:span text:style-name="T3">nt</text:span><text:span text:style-name="T3">s </text:span><text:span text:style-name="T3">S</text:span><text:span text:style-name="T3">ys</text:span><text:span text:style-name="T3">te</text:span><text:span text:style-name="T3">m</text:span><text:span text:style-name="T3">:</text:span></text:p>
          </draw:text-box>
        </draw:frame>
        <draw:frame draw:style-name="gr3" draw:text-style-name="P4" draw:layer="layout" svg:width="3.77cm" svg:height="0.433cm" svg:x="3.784cm" svg:y="17.294cm">
          <draw:text-box>
            <text:p text:style-name="P2"><text:span text:style-name="T3">G</text:span><text:span text:style-name="T3">ro</text:span><text:span text:style-name="T3">u</text:span><text:span text:style-name="T3">p </text:span><text:span text:style-name="T3">p</text:span><text:span text:style-name="T3">er</text:span><text:span text:style-name="T3">fo</text:span><text:span text:style-name="T3">r</text:span><text:span text:style-name="T3">m</text:span><text:span text:style-name="T3">a</text:span><text:span text:style-name="T3">n</text:span><text:span text:style-name="T3">ce</text:span><text:span text:style-name="T3">:</text:span></text:p>
          </draw:text-box>
        </draw:frame>
        <draw:frame draw:style-name="gr3" draw:text-style-name="P4" draw:layer="layout" svg:width="0.565cm" svg:height="0.433cm" svg:x="3.784cm" svg:y="17.808cm">
          <draw:text-box>
            <text:p text:style-name="P2"><text:span text:style-name="T3">1s</text:span><text:span text:style-name="T3">t</text:span></text:p>
          </draw:text-box>
        </draw:frame>
        <draw:frame draw:style-name="gr3" draw:text-style-name="P4" draw:layer="layout" svg:width="0.65cm" svg:height="0.433cm" svg:x="4.883cm" svg:y="17.808cm">
          <draw:text-box>
            <text:p text:style-name="P2"><text:span text:style-name="T3">10</text:span><text:span text:style-name="T3">0</text:span></text:p>
          </draw:text-box>
        </draw:frame>
        <draw:frame draw:style-name="gr3" draw:text-style-name="P4" draw:layer="layout" svg:width="0.692cm" svg:height="0.433cm" svg:x="3.784cm" svg:y="18.321cm">
          <draw:text-box>
            <text:p text:style-name="P2"><text:span text:style-name="T3">2</text:span><text:span text:style-name="T3">n</text:span><text:span text:style-name="T3">d</text:span></text:p>
          </draw:text-box>
        </draw:frame>
        <draw:frame draw:style-name="gr3" draw:text-style-name="P4" draw:layer="layout" svg:width="0.434cm" svg:height="0.433cm" svg:x="4.904cm" svg:y="18.321cm">
          <draw:text-box>
            <text:p text:style-name="P2"><text:span text:style-name="T3">60</text:span></text:p>
          </draw:text-box>
        </draw:frame>
        <draw:frame draw:style-name="gr3" draw:text-style-name="P4" draw:layer="layout" svg:width="0.607cm" svg:height="0.433cm" svg:x="3.784cm" svg:y="18.834cm">
          <draw:text-box>
            <text:p text:style-name="P2"><text:span text:style-name="T3">3r</text:span><text:span text:style-name="T3">d</text:span></text:p>
          </draw:text-box>
        </draw:frame>
        <draw:frame draw:style-name="gr3" draw:text-style-name="P4" draw:layer="layout" svg:width="0.434cm" svg:height="0.433cm" svg:x="4.926cm" svg:y="18.834cm">
          <draw:text-box>
            <text:p text:style-name="P2"><text:span text:style-name="T3">30</text:span></text:p>
          </draw:text-box>
        </draw:frame>
        <draw:frame draw:style-name="gr3" draw:text-style-name="P4" draw:layer="layout" svg:width="3.444cm" svg:height="0.433cm" svg:x="3.784cm" svg:y="19.347cm">
          <draw:text-box>
            <text:p text:style-name="P2"><text:span text:style-name="T3">S</text:span><text:span text:style-name="T3">ol</text:span><text:span text:style-name="T3">o </text:span><text:span text:style-name="T3">p</text:span><text:span text:style-name="T3">er</text:span><text:span text:style-name="T3">fo</text:span><text:span text:style-name="T3">r</text:span><text:span text:style-name="T3">m</text:span><text:span text:style-name="T3">a</text:span><text:span text:style-name="T3">n</text:span><text:span text:style-name="T3">ce</text:span><text:span text:style-name="T3">:</text:span></text:p>
          </draw:text-box>
        </draw:frame>
        <draw:frame draw:style-name="gr3" draw:text-style-name="P4" draw:layer="layout" svg:width="0.565cm" svg:height="0.433cm" svg:x="3.784cm" svg:y="19.86cm">
          <draw:text-box>
            <text:p text:style-name="P2"><text:span text:style-name="T3">1s</text:span><text:span text:style-name="T3">t</text:span></text:p>
          </draw:text-box>
        </draw:frame>
        <draw:frame draw:style-name="gr3" draw:text-style-name="P4" draw:layer="layout" svg:width="0.434cm" svg:height="0.433cm" svg:x="4.883cm" svg:y="19.86cm">
          <draw:text-box>
            <text:p text:style-name="P2"><text:span text:style-name="T3">30</text:span></text:p>
          </draw:text-box>
        </draw:frame>
        <draw:frame draw:style-name="gr3" draw:text-style-name="P4" draw:layer="layout" svg:width="0.692cm" svg:height="0.433cm" svg:x="3.784cm" svg:y="20.373cm">
          <draw:text-box>
            <text:p text:style-name="P2"><text:span text:style-name="T3">2</text:span><text:span text:style-name="T3">n</text:span><text:span text:style-name="T3">d</text:span></text:p>
          </draw:text-box>
        </draw:frame>
        <draw:frame draw:style-name="gr3" draw:text-style-name="P4" draw:layer="layout" svg:width="0.434cm" svg:height="0.433cm" svg:x="4.904cm" svg:y="20.373cm">
          <draw:text-box>
            <text:p text:style-name="P2"><text:span text:style-name="T3">2</text:span><text:span text:style-name="T3">0</text:span></text:p>
          </draw:text-box>
        </draw:frame>
        <draw:frame draw:style-name="gr3" draw:text-style-name="P4" draw:layer="layout" svg:width="0.607cm" svg:height="0.433cm" svg:x="3.784cm" svg:y="20.887cm">
          <draw:text-box>
            <text:p text:style-name="P2"><text:span text:style-name="T3">3r</text:span><text:span text:style-name="T3">d</text:span></text:p>
          </draw:text-box>
        </draw:frame>
        <draw:frame draw:style-name="gr3" draw:text-style-name="P4" draw:layer="layout" svg:width="0.434cm" svg:height="0.433cm" svg:x="4.926cm" svg:y="20.887cm">
          <draw:text-box>
            <text:p text:style-name="P2"><text:span text:style-name="T3">10</text:span></text:p>
          </draw:text-box>
        </draw:frame>
        <draw:frame draw:style-name="gr3" draw:text-style-name="P4" draw:layer="layout" svg:width="13.007cm" svg:height="0.433cm" svg:x="3.784cm" svg:y="21.4cm">
          <draw:text-box>
            <text:p text:style-name="P2"><text:span text:style-name="T3">In </text:span><text:span text:style-name="T3">ca</text:span><text:span text:style-name="T3">se </text:span><text:span text:style-name="T3">of </text:span><text:span text:style-name="T3">In</text:span><text:span text:style-name="T3">te</text:span><text:span text:style-name="T3">rd</text:span><text:span text:style-name="T3">e</text:span><text:span text:style-name="T3">p</text:span><text:span text:style-name="T3">ar</text:span><text:span text:style-name="T3">t</text:span><text:span text:style-name="T3">m</text:span><text:span text:style-name="T3">e</text:span><text:span text:style-name="T3">nt</text:span><text:span text:style-name="T3">al </text:span><text:span text:style-name="T3">G</text:span><text:span text:style-name="T3">ro</text:span><text:span text:style-name="T3">u</text:span><text:span text:style-name="T3">p </text:span><text:span text:style-name="T3">P</text:span><text:span text:style-name="T3">er</text:span><text:span text:style-name="T3">fo</text:span><text:span text:style-name="T3">r</text:span><text:span text:style-name="T3">m</text:span><text:span text:style-name="T3">a</text:span><text:span text:style-name="T3">n</text:span><text:span text:style-name="T3">ce</text:span><text:span text:style-name="T3">, </text:span><text:span text:style-name="T3">o</text:span><text:span text:style-name="T3">nl</text:span><text:span text:style-name="T3">y </text:span><text:span text:style-name="T3">t</text:span><text:span text:style-name="T3">w</text:span><text:span text:style-name="T3">o </text:span><text:span text:style-name="T3">d</text:span><text:span text:style-name="T3">e</text:span><text:span text:style-name="T3">p</text:span><text:span text:style-name="T3">ar</text:span><text:span text:style-name="T3">t</text:span><text:span text:style-name="T3">m</text:span><text:span text:style-name="T3">e</text:span><text:span text:style-name="T3">nt</text:span></text:p>
          </draw:text-box>
        </draw:frame>
        <draw:frame draw:style-name="gr3" draw:text-style-name="P4" draw:layer="layout" svg:width="14.472cm" svg:height="0.433cm" svg:x="3.784cm" svg:y="21.913cm">
          <draw:text-box>
            <text:p text:style-name="P2"><text:span text:style-name="T3">m</text:span><text:span text:style-name="T3">e</text:span><text:span text:style-name="T3">m</text:span><text:span text:style-name="T3">b</text:span><text:span text:style-name="T3">er</text:span><text:span text:style-name="T3">s </text:span><text:span text:style-name="T3">ca</text:span><text:span text:style-name="T3">n </text:span><text:span text:style-name="T3">c</text:span><text:span text:style-name="T3">ol</text:span><text:span text:style-name="T3">la</text:span><text:span text:style-name="T3">b</text:span><text:span text:style-name="T3">or</text:span><text:span text:style-name="T3">at</text:span><text:span text:style-name="T3">e </text:span><text:span text:style-name="T3">a</text:span><text:span text:style-name="T3">n</text:span><text:span text:style-name="T3">d </text:span><text:span text:style-name="T3">th</text:span><text:span text:style-name="T3">e </text:span><text:span text:style-name="T3">p</text:span><text:span text:style-name="T3">oi</text:span><text:span text:style-name="T3">nt</text:span><text:span text:style-name="T3">s </text:span><text:span text:style-name="T3">wi</text:span><text:span text:style-name="T3">ll </text:span><text:span text:style-name="T3">b</text:span><text:span text:style-name="T3">e </text:span><text:span text:style-name="T3">s</text:span><text:span text:style-name="T3">pl</text:span><text:span text:style-name="T3">it </text:span><text:span text:style-name="T3">in </text:span><text:span text:style-name="T3">a </text:span><text:span text:style-name="T3">1:</text:span><text:span text:style-name="T3">1 </text:span><text:span text:style-name="T3">ra</text:span><text:span text:style-name="T3">ti</text:span><text:span text:style-name="T3">o </text:span><text:span text:style-name="T3">b</text:span><text:span text:style-name="T3">et</text:span><text:span text:style-name="T3">w</text:span><text:span text:style-name="T3">ee</text:span><text:span text:style-name="T3">n </text:span><text:span text:style-name="T3">th</text:span><text:span text:style-name="T3">e</text:span></text:p>
          </draw:text-box>
        </draw:frame>
        <draw:frame draw:style-name="gr3" draw:text-style-name="P4" draw:layer="layout" svg:width="5.683cm" svg:height="0.433cm" svg:x="3.784cm" svg:y="22.426cm">
          <draw:text-box>
            <text:p text:style-name="P2"><text:span text:style-name="T3">t</text:span><text:span text:style-name="T3">w</text:span><text:span text:style-name="T3">o </text:span><text:span text:style-name="T3">p</text:span><text:span text:style-name="T3">ar</text:span><text:span text:style-name="T3">ti</text:span><text:span text:style-name="T3">ci</text:span><text:span text:style-name="T3">p</text:span><text:span text:style-name="T3">at</text:span><text:span text:style-name="T3">in</text:span><text:span text:style-name="T3">g </text:span><text:span text:style-name="T3">d</text:span><text:span text:style-name="T3">e</text:span><text:span text:style-name="T3">p</text:span><text:span text:style-name="T3">ar</text:span><text:span text:style-name="T3">t</text:span><text:span text:style-name="T3">m</text:span><text:span text:style-name="T3">e</text:span><text:span text:style-name="T3">nt</text:span><text:span text:style-name="T3">s.</text:span></text:p>
          </draw:text-box>
        </draw:frame>
        <draw:frame draw:style-name="gr3" draw:text-style-name="P4" draw:layer="layout" svg:width="0.387cm" svg:height="0.433cm" svg:x="3.175cm" svg:y="23.452cm">
          <draw:text-box>
            <text:p text:style-name="P2"><text:span text:style-name="T3">●</text:span></text:p>
          </draw:text-box>
        </draw:frame>
        <draw:frame draw:style-name="gr3" draw:text-style-name="P4" draw:layer="layout" svg:width="13.375cm" svg:height="0.433cm" svg:x="3.81cm" svg:y="23.452cm">
          <draw:text-box>
            <text:p text:style-name="P2"><text:span text:style-name="T3">R</text:span><text:span text:style-name="T3">E</text:span><text:span text:style-name="T3">GI</text:span><text:span text:style-name="T3">S</text:span><text:span text:style-name="T3">T</text:span><text:span text:style-name="T3">R</text:span><text:span text:style-name="T3">A</text:span><text:span text:style-name="T3">TI</text:span><text:span text:style-name="T3">O</text:span><text:span text:style-name="T3">N</text:span><text:span text:style-name="T3">S </text:span><text:span text:style-name="T3">C</text:span><text:span text:style-name="T3">L</text:span><text:span text:style-name="T3">O</text:span><text:span text:style-name="T3">S</text:span><text:span text:style-name="T3">E </text:span><text:span text:style-name="T3">O</text:span><text:span text:style-name="T3">N </text:span><text:span text:style-name="T3">11 </text:span><text:span text:style-name="T3">F</text:span><text:span text:style-name="T3">E</text:span><text:span text:style-name="T3">B</text:span><text:span text:style-name="T3">R</text:span><text:span text:style-name="T3">U</text:span><text:span text:style-name="T3">A</text:span><text:span text:style-name="T3">R</text:span><text:span text:style-name="T3">Y </text:span><text:span text:style-name="T3">20</text:span><text:span text:style-name="T3">24</text:span><text:span text:style-name="T3">, </text:span><text:span text:style-name="T3">S</text:span><text:span text:style-name="T3">O </text:span><text:span text:style-name="T3">H</text:span><text:span text:style-name="T3">U</text:span><text:span text:style-name="T3">R</text:span><text:span text:style-name="T3">R</text:span><text:span text:style-name="T3">Y </text:span><text:span text:style-name="T3">U</text:span><text:span text:style-name="T3">P </text:span><text:span text:style-name="T3">G</text:span><text:span text:style-name="T3">U</text:span><text:span text:style-name="T3">Y</text:span><text:span text:style-name="T3">S!</text:span></text:p>
          </draw:text-box>
        </draw:frame>
        <draw:frame draw:style-name="gr3" draw:text-style-name="P4" draw:layer="layout" svg:width="13.612cm" svg:height="0.433cm" svg:x="3.81cm" svg:y="24.479cm">
          <draw:text-box>
            <text:p text:style-name="P2"><text:span text:style-name="T3">C</text:span><text:span text:style-name="T3">o</text:span><text:span text:style-name="T3">or</text:span><text:span text:style-name="T3">di</text:span><text:span text:style-name="T3">n</text:span><text:span text:style-name="T3">at</text:span><text:span text:style-name="T3">or</text:span><text:span text:style-name="T3">s </text:span><text:span text:style-name="T3">re</text:span><text:span text:style-name="T3">se</text:span><text:span text:style-name="T3">rv</text:span><text:span text:style-name="T3">e </text:span><text:span text:style-name="T3">th</text:span><text:span text:style-name="T3">e </text:span><text:span text:style-name="T3">ri</text:span><text:span text:style-name="T3">g</text:span><text:span text:style-name="T3">ht </text:span><text:span text:style-name="T3">to </text:span><text:span text:style-name="T3">di</text:span><text:span text:style-name="T3">s</text:span><text:span text:style-name="T3">q</text:span><text:span text:style-name="T3">u</text:span><text:span text:style-name="T3">ali</text:span><text:span text:style-name="T3">fy </text:span><text:span text:style-name="T3">a</text:span><text:span text:style-name="T3">n</text:span><text:span text:style-name="T3">y </text:span><text:span text:style-name="T3">p</text:span><text:span text:style-name="T3">ar</text:span><text:span text:style-name="T3">ti</text:span><text:span text:style-name="T3">ci</text:span><text:span text:style-name="T3">p</text:span><text:span text:style-name="T3">a</text:span><text:span text:style-name="T3">nt </text:span><text:span text:style-name="T3">or </text:span><text:span text:style-name="T3">te</text:span><text:span text:style-name="T3">a</text:span><text:span text:style-name="T3">m </text:span><text:span text:style-name="T3">fo</text:span><text:span text:style-name="T3">u</text:span><text:span text:style-name="T3">n</text:span><text:span text:style-name="T3">d</text:span></text:p>
          </draw:text-box>
        </draw:frame>
        <draw:frame draw:style-name="gr3" draw:text-style-name="P4" draw:layer="layout" svg:width="13.439cm" svg:height="0.433cm" svg:x="3.81cm" svg:y="24.992cm">
          <draw:text-box>
            <text:p text:style-name="P2"><text:span text:style-name="T3">vi</text:span><text:span text:style-name="T3">ol</text:span><text:span text:style-name="T3">at</text:span><text:span text:style-name="T3">in</text:span><text:span text:style-name="T3">g </text:span><text:span text:style-name="T3">th</text:span><text:span text:style-name="T3">e </text:span><text:span text:style-name="T3">ru</text:span><text:span text:style-name="T3">le</text:span><text:span text:style-name="T3">s </text:span><text:span text:style-name="T3">a</text:span><text:span text:style-name="T3">n</text:span><text:span text:style-name="T3">d </text:span><text:span text:style-name="T3">re</text:span><text:span text:style-name="T3">g</text:span><text:span text:style-name="T3">ul</text:span><text:span text:style-name="T3">at</text:span><text:span text:style-name="T3">io</text:span><text:span text:style-name="T3">n</text:span><text:span text:style-name="T3">s. </text:span><text:span text:style-name="T3">Ki</text:span><text:span text:style-name="T3">n</text:span><text:span text:style-name="T3">dl</text:span><text:span text:style-name="T3">y </text:span><text:span text:style-name="T3">re</text:span><text:span text:style-name="T3">a</text:span><text:span text:style-name="T3">d </text:span><text:span text:style-name="T3">th</text:span><text:span text:style-name="T3">e </text:span><text:span text:style-name="T3">ru</text:span><text:span text:style-name="T3">le</text:span><text:span text:style-name="T3">s </text:span><text:span text:style-name="T3">a</text:span><text:span text:style-name="T3">n</text:span><text:span text:style-name="T3">d </text:span><text:span text:style-name="T3">re</text:span><text:span text:style-name="T3">g</text:span><text:span text:style-name="T3">ul</text:span><text:span text:style-name="T3">at</text:span><text:span text:style-name="T3">io</text:span><text:span text:style-name="T3">n</text:span><text:span text:style-name="T3">s</text:span></text:p>
          </draw:text-box>
        </draw:frame>
        <draw:frame draw:style-name="gr3" draw:text-style-name="P4" draw:layer="layout" svg:width="12.338cm" svg:height="0.433cm" svg:x="3.81cm" svg:y="25.505cm">
          <draw:text-box>
            <text:p text:style-name="P2"><text:span text:style-name="T3">ca</text:span><text:span text:style-name="T3">re</text:span><text:span text:style-name="T3">fu</text:span><text:span text:style-name="T3">lly </text:span><text:span text:style-name="T3">b</text:span><text:span text:style-name="T3">ef</text:span><text:span text:style-name="T3">or</text:span><text:span text:style-name="T3">e </text:span><text:span text:style-name="T3">re</text:span><text:span text:style-name="T3">gi</text:span><text:span text:style-name="T3">st</text:span><text:span text:style-name="T3">ra</text:span><text:span text:style-name="T3">ti</text:span><text:span text:style-name="T3">o</text:span><text:span text:style-name="T3">n </text:span><text:span text:style-name="T3">to </text:span><text:span text:style-name="T3">av</text:span><text:span text:style-name="T3">oi</text:span><text:span text:style-name="T3">d </text:span><text:span text:style-name="T3">u</text:span><text:span text:style-name="T3">nf</text:span><text:span text:style-name="T3">or</text:span><text:span text:style-name="T3">tu</text:span><text:span text:style-name="T3">n</text:span><text:span text:style-name="T3">at</text:span><text:span text:style-name="T3">e </text:span><text:span text:style-name="T3">di</text:span><text:span text:style-name="T3">s</text:span><text:span text:style-name="T3">q</text:span><text:span text:style-name="T3">u</text:span><text:span text:style-name="T3">ali</text:span><text:span text:style-name="T3">fi</text:span><text:span text:style-name="T3">ca</text:span><text:span text:style-name="T3">ti</text:span><text:span text:style-name="T3">o</text:span><text:span text:style-name="T3">n</text:span><text:span text:style-name="T3">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8T11:56:23.296479082</dc:date>
    <meta:editing-duration>PT43S</meta:editing-duration>
    <meta:editing-cycles>1</meta:editing-cycles>
    <meta:document-statistic meta:object-count="62"/>
    <meta:generator>LibreOffice/7.4.7.2$Linux_X86_64 LibreOffice_project/40$Build-2</meta:generator>
  </office:meta>
</office:document-meta>
</file>